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2.295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7862in"/>
    </style:style>
    <style:style style:name="co16" style:family="table-column">
      <style:table-column-properties fo:break-before="auto" style:column-width="0.4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7" table:default-cell-style-name="ce47"/>
        <table:table-column table:style-name="co1" table:number-columns-repeated="3" table:default-cell-style-name="Default"/>
        <table:table-column table:style-name="co3" table:default-cell-style-name="ce47"/>
        <table:table-column table:style-name="co1" table:default-cell-style-name="ce47"/>
        <table:table-column table:style-name="co4" table:default-cell-style-name="ce47"/>
        <table:table-column table:style-name="co1" table:number-columns-repeated="2" table:default-cell-style-name="ce47"/>
        <table:table-column table:style-name="co5" table:default-cell-style-name="ce47"/>
        <table:table-column table:style-name="co6" table:default-cell-style-name="ce47"/>
        <table:table-column table:style-name="co1" table:default-cell-style-name="ce47"/>
        <table:table-column table:style-name="co7" table:default-cell-style-name="ce47"/>
        <table:table-column table:style-name="co1" table:number-columns-repeated="2" table:default-cell-style-name="ce47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2" table:number-rows-spanned="1">
            <text:p>Runtime (N=2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3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5)</text:p>
          </table:table-cell>
          <table:covered-table-cell/>
          <table:table-cell table:number-columns-repeated="6"/>
          <table:table-cell table:style-name="ce48" office:value-type="string" calcext:value-type="string">
            <text:p>Runtime (N=2)</text:p>
          </table:table-cell>
          <table:table-cell table:number-columns-repeated="2"/>
          <table:table-cell table:style-name="ce48" office:value-type="string" calcext:value-type="string">
            <text:p>Runtime (N=3)</text:p>
          </table:table-cell>
          <table:table-cell table:number-columns-repeated="2"/>
          <table:table-cell table:style-name="ce48" office:value-type="string" calcext:value-type="string">
            <text:p>Runtime (N=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office:value-type="string" calcext:value-type="string">
            <text:p>Snapping Mechanism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naive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optimized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er-scaling 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Integer-scaling Laplace (naive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float" office:value="30948.432" calcext:value-type="float">
            <text:p>30948.432</text:p>
          </table:table-cell>
          <table:table-cell office:value-type="float" office:value="237.977" calcext:value-type="float">
            <text:p>237.977</text:p>
          </table:table-cell>
          <table:table-cell office:value-type="string" calcext:value-type="string">
            <text:p>B</text:p>
          </table:table-cell>
          <table:table-cell office:value-type="float" office:value="199808.143" calcext:value-type="float">
            <text:p>199808.143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optimized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float" office:value="3462.231" calcext:value-type="float">
            <text:p>3462.231</text:p>
          </table:table-cell>
          <table:table-cell office:value-type="float" office:value="22.863" calcext:value-type="float">
            <text:p>22.863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PrivaDA_Lapla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5"/>
        </table:table-row>
      </table:table>
      <table:table table:name="Sheet1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ce60"/>
        <table:table-column table:style-name="co16" table:number-columns-repeated="2" table:default-cell-style-name="ce60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ce60"/>
        <table:table-column table:style-name="co16" table:number-columns-repeated="2" table:default-cell-style-name="ce6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6" table:number-columns-repeated="4" table:default-cell-style-name="ce60"/>
        <table:table-column table:style-name="co16" table:number-columns-repeated="4" table:default-cell-style-name="Default"/>
        <table:table-column table:style-name="co16" table:number-columns-repeated="4" table:default-cell-style-name="ce60"/>
        <table:table-column table:style-name="co17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/>
          <table:table-cell table:style-name="ce75" table:number-columns-spanned="4" table:number-rows-spanned="1"/>
          <table:covered-table-cell table:number-columns-repeated="3" table:style-name="ce14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29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0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0:03:49.416470787</dc:date>
    <meta:editing-duration>PT4H24M18S</meta:editing-duration>
    <meta:editing-cycles>59</meta:editing-cycles>
    <meta:generator>LibreOffice/7.3.7.2$Linux_X86_64 LibreOffice_project/30$Build-2</meta:generator>
    <meta:document-statistic meta:table-count="2" meta:cell-count="975" meta:object-count="0"/>
  </office:meta>
</office:document-meta>
</file>